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4c8" officeooo:paragraph-rsid="0019c4c8"/>
    </style:style>
    <style:style style:name="P2" style:family="paragraph" style:parent-style-name="Standard">
      <style:text-properties officeooo:rsid="0019f6c2" officeooo:paragraph-rsid="0019f6c2"/>
    </style:style>
    <style:style style:name="P3" style:family="paragraph" style:parent-style-name="Standard">
      <style:text-properties officeooo:rsid="0019f6c2" officeooo:paragraph-rsid="001ddd60"/>
    </style:style>
    <style:style style:name="P4" style:family="paragraph" style:parent-style-name="Standard">
      <style:text-properties officeooo:rsid="001bf25e" officeooo:paragraph-rsid="001bf25e"/>
    </style:style>
    <style:style style:name="P5" style:family="paragraph" style:parent-style-name="Standard">
      <style:text-properties officeooo:rsid="001ddd60" officeooo:paragraph-rsid="001ddd60"/>
    </style:style>
    <style:style style:name="P6" style:family="paragraph" style:parent-style-name="Standard">
      <style:text-properties officeooo:rsid="001f035b" officeooo:paragraph-rsid="001f035b"/>
    </style:style>
    <style:style style:name="P7" style:family="paragraph" style:parent-style-name="Standard">
      <style:text-properties officeooo:rsid="001f5605" officeooo:paragraph-rsid="001f5605"/>
    </style:style>
    <style:style style:name="P8" style:family="paragraph" style:parent-style-name="Standard">
      <style:text-properties officeooo:rsid="00205b79" officeooo:paragraph-rsid="00205b79"/>
    </style:style>
    <style:style style:name="P9" style:family="paragraph" style:parent-style-name="Standard">
      <style:text-properties officeooo:rsid="00210c68" officeooo:paragraph-rsid="00210c68"/>
    </style:style>
    <style:style style:name="P10" style:family="paragraph" style:parent-style-name="Standard">
      <style:text-properties officeooo:rsid="00223c26" officeooo:paragraph-rsid="00223c26"/>
    </style:style>
    <style:style style:name="P11" style:family="paragraph" style:parent-style-name="Standard">
      <style:text-properties officeooo:rsid="0019c4c8" officeooo:paragraph-rsid="0019c4c8"/>
    </style:style>
    <style:style style:name="P12" style:family="paragraph" style:parent-style-name="Standard">
      <style:text-properties officeooo:rsid="00224058" officeooo:paragraph-rsid="00224058"/>
    </style:style>
    <style:style style:name="T1" style:family="text">
      <style:text-properties officeooo:rsid="0019f6c2"/>
    </style:style>
    <style:style style:name="T2" style:family="text">
      <style:text-properties officeooo:rsid="001ddd60"/>
    </style:style>
    <style:style style:name="T3" style:family="text">
      <style:text-properties officeooo:rsid="001f5605"/>
    </style:style>
    <style:style style:name="T4" style:family="text">
      <style:text-properties officeooo:rsid="00205b79"/>
    </style:style>
    <style:style style:name="T5" style:family="text">
      <style:text-properties officeooo:rsid="00223c26"/>
    </style:style>
    <style:style style:name="T6" style:family="text">
      <style:text-properties officeooo:rsid="002240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has anotações sobre Internet – entendendo como ela funciona.</text:p>
      <text:p text:style-name="P1"/>
      <text:p text:style-name="P1">A internet surgiu em um momento de guerra, ela nasceu no período de guerra fria, na verdade ela nasceu exatamente para cumprir objetivos durante a guerra fria. Durante o período da guerra fria o presidente militar dos Estados Unidos ficou com medo dos avanços tecnológicos da União Soviética então acabou por fundar uma agência para estudos de tecnologia, seu nome foi DARPA, a agência DARPA na realidade é uma agência para estudos de tecnologia para a guerra. </text:p>
      <text:p text:style-name="P1"/>
      <text:p text:style-name="P1">No entanto uma das tecnologias criadas pela DARPA (ainda em 1979) visava resolver uma preocupação que o governo estadunidense tinha, devido ao medo de perder todos dados em um centro militar eles decidiram criar uma forma de transferir esses dados de um <text:s/><text:span text:style-name="T2">computador </text:span>para o outro, essa forma foi criar uma rede, o nome da rede era ARPANET, a ARPANET conseguia fazer os poucos computadores que existiam na época se comunicar de alguns pontos do países e fazer um backup entre eles através da troca de informações. Ainda existia um problema, naquela época todos computadores eram de modelos e fabricantes diferentes, isso significa que eles tinham linguagens diferentes, dessa forma foi criado o protocolo NCP (Protocolo de Controle de Rede), basicamente o que ele falava era uma linguagem única e dessa forma todos computadores podiam se comunicar.</text:p>
      <text:p text:style-name="P1"/>
      <text:p text:style-name="P1">O protocolo NCP também tinha um problema, para um computador se comunicar com outro toda rede tinha que parar. Isso piorou ao nível que a rede foi aumentando, se tornou impraticável utilizar o NPC na rede. Foi aí que dois pesquisadores criaram dois protocolos que depois foram unidos, o TCP e o IP. A ideia to TCP era eliminar o problema do NCP de ter que parar a rede para poder fazer uma transmissão, esse protocolo também tinha um grande problema, o número de pontos já estava grande demais e ele tinha problema de identificação desses pontos. Nesse momento surge outro protocolo, o IP. O IP é um protocolo de identificação de máquinas. Juntando os dois protocolos criou-se um conjunto de protocolos que foi batizado de TCP/IP, o que a gente usa até hoje. A criação desse protocolo foi emergencial pois em poucos anos depois a rede dos Estados Unidos ficou gigante, havia inclusive uma comunicação entre os Estados Unidos e Londres, a ARPANET cresceu tanto que os militares decidiram não tomar mais conta dessa rede, ela tinha centros militares, universidades e até mesmo empresas.</text:p>
      <text:p text:style-name="P1"/>
      <text:p text:style-name="P1">Dessa forma tornou-se necessário a divisão dessa rede gigantesca, a parte militar ficou com uma rede menor chamada MILNET, a rede científica (partes das universidades) ficou com uma rede chamada NSFNET e também existiam várias redes comerciais. <text:span text:style-name="T2">T</text:span>odas essas redes tinham e queriam se comunicar, tirando a militar por questão de segurança. <text:span text:style-name="T2">E</text:span>m outros termos elas queriam fazer uma rede de interconexão entre elas <text:span text:style-name="T1">(Interconnect Networking) e esse termo em inglês de forma abreviada ficava dessa forma: “Internetworking” (seria esse conjunto de várias redes que acabou surgindo), posteriormente foi simplificado ainda mais e surgiu o termo que conhecemos hoje: “Internet”. A internet que a gente tem hoje é gigante, cobre basicamente o mundo inteiro.</text:span></text:p>
      <text:p text:style-name="P1"/>
      <text:p text:style-name="P3">Exemplo simples de como a internet funciona: </text:p>
      <text:p text:style-name="P3">o computador (cliente) que estou usando <text:span text:style-name="T2">(</text:span>PONTO A) quer uma foto.</text:p>
      <text:p text:style-name="P3">o computador (servidor) (PONTO B) tem uma foto. </text:p>
      <text:p text:style-name="P3"/>
      <text:p text:style-name="P3">O que meu computador faz é solicitar essa foto, o computador (servidor) não pode mandar essa foto inteira pois isso poderia prejudicar o funcionamento mundial da rede, é aqui que entra o protocolo TCP/IP. O IP identifica o ponto a e o ponto b, o TCP vai quebrar essa mensagem (arquivo) em vários pacotes e vai mandar eles totalmente fora de ordem e até por rotas diferentes. No final da transmissão todos os pacotes vão estar no meu computador, o TCP do servidor quebra a mensagem toda, o TCP do meu computador vai ser o responsável por reunir todas essas mensagens e reconstruir o arquivo.</text:p>
      <text:p text:style-name="P2"/>
      <text:p text:style-name="P4"><text:soft-page-break/>A internet antigamente não era bonita como é atualmente, era basicamente uma tela preta (o que foi estudado durante o bloco de unix, bash e shell) e o protocolo básico pra navegação era um chamado golpher. Foi em 1993 que surgiu o protocolo http:// (mais tarde foi incluído no TCP/IP), o http é baseado na linguagem HTML (uma linguagem simples, fundamentada em marcas) que é uma linguagem de marcação para hipertextos, os textos que quando clicamos nos leva para outro lugar (basicamente o que a gente chama de internet hoje). No entanto essa internet também tem um outro nome, que é chamada de WORLD.WIDE.WEB (rede de alcance mundial), outra coisa que foi criada para a www funcionar foi um navegador (Chrome, Edge, Mozila etc) chamado Mosaic (o primeiro navegador da internet) compatível com o http://</text:p>
      <text:p text:style-name="P4"/>
      <text:p text:style-name="P4">Qual a diferença de WWW para Internet ? A internet é algo mais amplo, dentro da internet temos um conjunto de servidores especializados em determinado tipo de serviço ou protocolo, <text:span text:style-name="T2">o protocolo http:// está dentro desse conjunto, e a www é uma sub-rede da internet que é a parte da internet que é especializada em http://</text:span></text:p>
      <text:p text:style-name="P4"/>
      <text:p text:style-name="P5">Falando em http://, ele é um protocolo especializado em hipertexto e para produzir hipertexto (desenvolvimento web = foco em produzir conteúdo em hipertexto) é necessário aprender HTML.</text:p>
      <text:p text:style-name="P5"/>
      <text:p text:style-name="P6">Para entender como a internet funciona precisamos entender como os dados são representados em um computador. O computador é um equipamento eletrônico e como qualquer outro equipamento eletrônico ele funciona com sinais e esses sinais para a computação são representados como os números 0 e também 1, na verdade esses sinais são representados como ondas quadradas (sinais elétricos) com e sem sinais, onde com sinal seria o 1 e sem sinal seria o 0.</text:p>
      <text:p text:style-name="P6"/>
      <text:p text:style-name="P6">Essa dupla 0 e 1 tem um nome, são os dígitos binários (bit). Em outras palavras, um bit é um 0 ou um 1 (ele assume esses dois status) e isso serve para qualquer outro equipamento eletrônico utilizado hoje em dia, por exemplo o celular. No entanto um 0 e um 1 não podem representar muita coisa e por isso a tecnologia reúne um conjunto de 8 bits (porção mínima para que se representa algum dado) e essa sequência de 8 bits é chamada de byte (byte é uma sequência de 8 bits).</text:p>
      <text:p text:style-name="P6"/>
      <text:p text:style-name="P6">01000001 = A por exemplo (quando é apertado A no teclado, o que o computador entende é exatamente essa sequência de 8 bits que formam um byte)</text:p>
      <text:p text:style-name="P6"/>
      <text:p text:style-name="P6">Tabela da representação de Dados:</text:p>
      <text:p text:style-name="P6"/>
      <text:p text:style-name="P6">8 bits = 1 byte</text:p>
      <text:p text:style-name="P6">1024 bytes = 1 kilobyte</text:p>
      <text:p text:style-name="P6">1024 kilobytes = 1 megabyte</text:p>
      <text:p text:style-name="P6">1024 megabytes = 1 gigabyte</text:p>
      <text:p text:style-name="P6">1024 gigabytes = 1 terabyte</text:p>
      <text:p text:style-name="P6">1024 terabytes = 1 petabyte</text:p>
      <text:p text:style-name="P6">1024 petabytes = <text:span text:style-name="T3">1 exabyte</text:span></text:p>
      <text:p text:style-name="P7">1024 exabytes = 1 zettabyte</text:p>
      <text:p text:style-name="P7">1024 zettabytes = 1 yottabyte</text:p>
      <text:p text:style-name="P7"/>
      <text:p text:style-name="P7">ainda tem mais mas aqui estão os mais conhecidos.</text:p>
      <text:p text:style-name="P7"/>
      <text:p text:style-name="P7">Obs: tomar cuidado com a diferença entre Mb e MB, o b pequeno é bit e o b maiúsculo é byte.</text:p>
      <text:p text:style-name="P7"/>
      <text:p text:style-name="P7">Byte = mais usado para se referir a armazenamento e;</text:p>
      <text:p text:style-name="P7">Bite = mais usado para se referir a transmissão.</text:p>
      <text:p text:style-name="P7"/>
      <text:p text:style-name="P7"><text:soft-page-break/>Quando estamos acessando a internet (celular, computador, tablet, televisão, navegador) somos chamados de cliente pois estamos fazendo uso de um serviço, por exemplo queremos navegar na internet, acessar uma página, baixar uma imagem, baixar um instalador de algum programa etc. </text:p>
      <text:p text:style-name="P7"/>
      <text:p text:style-name="P7">Esse recurso que queremos (o vídeo, instalador de algum programa, imagem, um site etc) se encontra na internet. No entanto para termos acesso a internet precisamos instalar um aparelho (fazemos a assinatura da internet e alguma equipe vem instalar um aparelho na nossa casa) que geralmente pode estar cabeado a rede telefônica ou a televisão, se for no celular ele tem que se conectar sem fio a esse aparelho ou se est<text:span text:style-name="T4">ivermos</text:span> na rua o dispositivo que está dentro do celular se conecta a alguma antena. <text:span text:style-name="T4">Surge outro problema, o computador como cliente é uma máquina que aceita, suporta e reconhece sinais de um tipo (ondas quadradas) e ele precisa mandar sinais por uma linha telefônica, por uma antena de celular ou pelo sistema de cabos de uma televisão.</text:span></text:p>
      <text:p text:style-name="P7"/>
      <text:p text:style-name="P8">O grande problema é que esses sistemas não entendem esse tipo de sinais (ondas quadradas), esses sistemas como o telefone por exemplo, aceitam a onda senoidal. Dessa forma temos um tipo de onda que o computador entende e que o telefone não entende, então esse aparelho que está no meio precisa fazer essa transformação, esse aparelho tem uma função de transformar essa onda quadrada numa onda senoidal (modulação) e também tem que fazer o contrário quando os dados chegarem na minha casa (demodulação). Se pegarmos as primeiras letras de modulação e demodulação conseguimos formar uma palavra muito conhecida, é o modem. Ou seja, o modem nada mais é do que um aparelho que faz modulação e demodulação.</text:p>
      <text:p text:style-name="P8"/>
      <text:p text:style-name="P8">Mas o que acontece por exemplo quando digitamos instagram.com no navegador de um computador (cliente) ? O instagram nada mais é que um conjunto de arquivos, esses arquivos estão num servidor ou em um conjunto de servidores (caso do instagram) e esses servidores são identificados mas não são identificados com um nome bonito como digitamos (instagram.com), na verdade toda máquina que está na internet tem um número (IP) e esse ip é traduzido pra gente através de uma “agenda” que é conhecida como servidor DNS (sistema de nome de domínio).</text:p>
      <text:p text:style-name="P8"/>
      <text:p text:style-name="P9">DNS na internet são servidores especiais onde é possível se questionar. Por exemplo, quando digitamos algum endereço na barra de pesquisa ele não vai diretamente para o servidor, ele vai primeiro ao DNS onde é entendido que o cliente quer acessar o domínio (instagram.com). Nesse momento o DNS pesquisa na lista o endereço e devolve para o cliente, depois que você tem o número pode ter acesso ao servidor, o servidor do instagram tem por exemplo imagens, o servidor vai pegar essa imagem, quebrar em vários pedaços e empacotar para depois enviar ao cliente (através de vários caminhos e tempos diferentes). Essa imagem vai ser reorganizada na máquina do cliente para depois aparecer a imagem na tela, esse é o protocolo TCP/IP.</text:p>
      <text:p text:style-name="P9"/>
      <text:p text:style-name="P9">Falando em rotas (caminhos) a internet funciona baseada em rotas, ela é uma rede finita com caminhos finitos. <text:s/>A internet tem equipamentos específicos que conseguem desviar a rota (caso ela esteja congestionada) por exemplo, dessa forma o roteamento pode seguir caminhos diferentes.</text:p>
      <text:p text:style-name="P9"/>
      <text:p text:style-name="P9">Para terminar o assunto sobre a Internet também é necessário falar sobre domínio e hospedagem, <text:span text:style-name="T5">o domínio é o nome que identifica o site e hospedagem é o local onde o site vai estar armazenado.</text:span></text:p>
      <text:p text:style-name="P9"/>
      <text:p text:style-name="P10">Domínio – nome único, não podem existir dois domínios com o mesmo nome, pago anualmente e tem que escolher o tdl.</text:p>
      <text:p text:style-name="P10"/>
      <text:p text:style-name="P10">Hospedagem – espaço para armazenar arquivos, pago mensalmente, é escolhida por espaço, memória e recursos.</text:p>
      <text:p text:style-name="P10"/>
      <text:p text:style-name="P10">Obs: a hospedagem tem que ser muito bem escolhida.</text:p>
      <text:p text:style-name="P10"><text:soft-page-break/><text:a xlink:type="simple" xlink:href="http://www.github.com/Leoarf" text:style-name="Internet_20_link" text:visited-style-name="Visited_20_Internet_20_Link">www.github.com/Leoarf</text:a></text:p>
      <text:p text:style-name="P10"/>
      <text:p text:style-name="P10">Esse endereço inteiro é conhecido como URL (localizador de recurso único), serve para apontar para apenas um único lugar (URL).</text:p>
      <text:p text:style-name="P10"/>
      <text:p text:style-name="P10">github.com</text:p>
      <text:p text:style-name="P1"/>
      <text:p text:style-name="P10">Essa parte é conhecida como domínio, quando se paga por um domínio não se paga pelo www e /Leoarf. Quando se paga pelo domínio se paga pelo uso desse “github.com”</text:p>
      <text:p text:style-name="P10"/>
      <text:p text:style-name="P10">.<text:span text:style-name="T6">com</text:span></text:p>
      <text:p text:style-name="P10"/>
      <text:p text:style-name="P12">TLD, existem vários como: “.com”, <text:s/>“.io”, “.net”, “.info”, “.online” e “.store”</text:p>
      <text:p text:style-name="P12"/>
      <text:p text:style-name="P12">Isso tudo é o que a gente chama de GTLD, o “.com” é para instituição comercial, o “.edu” para instituições educacionais, o “.gov” para governamentais (g de genéricos)</text:p>
      <text:p text:style-name="P12"/>
      <text:p text:style-name="P12">Existem também os CCTLDS (country code), “.br”, “.us”, “.uk”, “.ar”.</text:p>
      <text:p text:style-name="P12"/>
      <text:p text:style-name="P12">www</text:p>
      <text:p text:style-name="P12"/>
      <text:p text:style-name="P12">É o sub-domínio principal do seu servidor web (podem ser outros sub-domínios), ou seja, o www é um sub-domínio do domínio github.com e</text:p>
      <text:p text:style-name="P12"/>
      <text:p text:style-name="P12">/Leoarf</text:p>
      <text:p text:style-name="P12"/>
      <text:p text:style-name="P12">Quando se coloca uma barra e qualquer outra coisa depois, esse final fica conhecido como caminho.</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11:10:30.798961872</meta:creation-date>
    <dc:date>2022-05-06T10:47:58.061595485</dc:date>
    <meta:editing-duration>PT1H48M58S</meta:editing-duration>
    <meta:editing-cycles>2</meta:editing-cycles>
    <meta:generator>LibreOffice/6.4.7.2$Linux_X86_64 LibreOffice_project/40$Build-2</meta:generator>
    <meta:document-statistic meta:table-count="0" meta:image-count="0" meta:object-count="0" meta:page-count="4" meta:paragraph-count="51" meta:word-count="1924" meta:character-count="11440" meta:non-whitespace-character-count="9557"/>
  </office:meta>
</office:document-meta>
</file>